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paragraph-properties fo:margin-top="0cm" fo:margin-bottom="0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P11" style:family="paragraph" style:parent-style-name="Text_20_body" style:list-style-name="L4">
      <style:paragraph-properties fo:margin-top="0cm" fo:margin-bottom="0cm" loext:contextual-spacing="false"/>
    </style:style>
    <style:style style:name="P12" style:family="paragraph" style:parent-style-name="Text_20_body" style:list-style-name="L5">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Set Up Laravel, Nginx, and MySQL With Docker Compose on Ubuntu 20.04</text:h>
      <text:p text:style-name="Text_20_body">Published on September 13, 2021</text:p>
      <text:list xml:id="list4170050009" text:style-name="L1">
        <text:list-item>
          <text:p text:style-name="P8"><text:a xlink:type="simple" xlink:href="https://www.digitalocean.com/community/tags/ubuntu" text:style-name="Internet_20_link" text:visited-style-name="Visited_20_Internet_20_Link">Ubuntu</text:a></text:p>
        </text:list-item>
        <text:list-item>
          <text:p text:style-name="P8"><text:a xlink:type="simple" xlink:href="https://www.digitalocean.com/community/tags/ubuntu-20-04" text:style-name="Internet_20_link" text:visited-style-name="Visited_20_Internet_20_Link">Ubuntu 20.04</text:a></text:p>
        </text:list-item>
        <text:list-item>
          <text:p text:style-name="P8"><text:a xlink:type="simple" xlink:href="https://www.digitalocean.com/community/tags/laravel" text:style-name="Internet_20_link" text:visited-style-name="Visited_20_Internet_20_Link">Laravel</text:a></text:p>
        </text:list-item>
        <text:list-item>
          <text:p text:style-name="P8"><text:a xlink:type="simple" xlink:href="https://www.digitalocean.com/community/tags/php" text:style-name="Internet_20_link" text:visited-style-name="Visited_20_Internet_20_Link">PHP</text:a></text:p>
        </text:list-item>
        <text:list-item>
          <text:p text:style-name="P8"><text:a xlink:type="simple" xlink:href="https://www.digitalocean.com/community/tags/system-tools" text:style-name="Internet_20_link" text:visited-style-name="Visited_20_Internet_20_Link">System Tools</text:a></text:p>
        </text:list-item>
        <text:list-item>
          <text:p text:style-name="P8"><text:a xlink:type="simple" xlink:href="https://www.digitalocean.com/community/tags/docker" text:style-name="Internet_20_link" text:visited-style-name="Visited_20_Internet_20_Link">Docker</text:a></text:p>
        </text:list-item>
        <text:list-item>
          <text:p text:style-name="P8"><text:a xlink:type="simple" xlink:href="https://www.digitalocean.com/community/tags/nginx" text:style-name="Internet_20_link" text:visited-style-name="Visited_20_Internet_20_Link">Nginx</text:a></text:p>
        </text:list-item>
        <text:list-item>
          <text:p text:style-name="P8"><text:a xlink:type="simple" xlink:href="https://www.digitalocean.com/community/tags/mysql" text:style-name="Internet_20_link" text:visited-style-name="Visited_20_Internet_20_Link">MySQL</text:a></text:p>
        </text:list-item>
        <text:list-item>
          <text:p text:style-name="P8"><text:a xlink:type="simple" xlink:href="https://www.digitalocean.com/community/tags/databases" text:style-name="Internet_20_link" text:visited-style-name="Visited_20_Internet_20_Link">Databases</text:a></text:p>
        </text:list-item>
        <text:list-item>
          <text:p text:style-name="P3"><text:a xlink:type="simple" xlink:href="https://www.digitalocean.com/community/tags/container" text:style-name="Internet_20_link" text:visited-style-name="Visited_20_Internet_20_Link">Container</text:a></text:p>
        </text:list-item>
      </text:list>
      <text:p text:style-name="P2"/>
      <text:p text:style-name="P2">By <text:a xlink:type="simple" xlink:href="https://www.digitalocean.com/community/users/faizanbashir" text:style-name="Internet_20_link" text:visited-style-name="Visited_20_Internet_20_Link">Faizan Bashir</text:a></text:p>
      <text:p text:style-name="P2">Cloud Architect</text:p>
      <text:p text:style-name="Text_20_body"/>
      <text:p text:style-name="Text_20_body"><text:span text:style-name="Emphasis">The author selected </text:span><text:a xlink:type="simple" xlink:href="https://www.brightfunds.org/organizations/the-freebsd-foundation" text:style-name="Internet_20_link" text:visited-style-name="Visited_20_Internet_20_Link"><text:span text:style-name="Emphasis">The FreeBSD Foundation</text:span></text:a><text:span text:style-name="Emphasis"> to receive a donation as part of the </text:span><text:a xlink:type="simple" xlink:href="https://do.co/w4do-cta" text:style-name="Internet_20_link" text:visited-style-name="Visited_20_Internet_20_Link"><text:span text:style-name="Emphasis">Write for DOnations</text:span></text:a><text:span text:style-name="Emphasis"> program.</text:span></text:p>
      <text:h text:style-name="Heading_20_3" text:outline-level="3"><text:bookmark text:name="introduction"/>Introduction</text:h>
      <text:p text:style-name="Text_20_body">Over the past few years, <text:a xlink:type="simple" xlink:href="https://docs.docker.com/" text:style-name="Internet_20_link" text:visited-style-name="Visited_20_Internet_20_Link">Docker</text:a> has become a frequently used solution for deploying applications thanks to how it simplifies running and deploying applications in ephemeral <text:a xlink:type="simple" xlink:href="https://www.docker.com/resources/what-container" text:style-name="Internet_20_link" text:visited-style-name="Visited_20_Internet_20_Link">containers</text:a>. When you are using a LEMP application stack, for example, with <text:a xlink:type="simple" xlink:href="https://php.net/docs.php" text:style-name="Internet_20_link" text:visited-style-name="Visited_20_Internet_20_Link">PHP</text:a>, <text:a xlink:type="simple" xlink:href="https://nginx.org/en/" text:style-name="Internet_20_link" text:visited-style-name="Visited_20_Internet_20_Link">Nginx</text:a>, <text:a xlink:type="simple" xlink:href="https://dev.mysql.com/doc/" text:style-name="Internet_20_link" text:visited-style-name="Visited_20_Internet_20_Link">MySQL</text:a> and the <text:a xlink:type="simple" xlink:href="https://laravel.com/docs/5.6" text:style-name="Internet_20_link" text:visited-style-name="Visited_20_Internet_20_Link">Laravel</text:a> framework, Docker can significantly streamline the setup process.</text:p>
      <text:p text:style-name="Text_20_body"><text:a xlink:type="simple" xlink:href="https://docs.docker.com/compose/" text:style-name="Internet_20_link" text:visited-style-name="Visited_20_Internet_20_Link">Docker Compose</text:a> has further simplified the development process by allowing developers to define their infrastructure, including application services, networks, and volumes, in a single file. Docker Compose offers an efficient alternative to running multiple <text:span text:style-name="Source_20_Text">docker container create</text:span> and <text:span text:style-name="Source_20_Text">docker container run</text:span> commands.</text:p>
      <text:p text:style-name="Text_20_body">In this tutorial, you will build a web application using the Laravel framework, with Nginx as the web server and MySQL as the database, all inside Docker containers. You will define the entire stack configuration in a <text:span text:style-name="Source_20_Text">docker-compose</text:span> file, along with configuration files for PHP, MySQL, and Nginx.</text:p>
      <text:h text:style-name="Heading_20_2" text:outline-level="2"><text:bookmark text:name="prerequisites"/>Prerequisites</text:h>
      <text:p text:style-name="Text_20_body">Before you start, you will need:</text:p>
      <text:list xml:id="list3630086842" text:style-name="L2">
        <text:list-item>
          <text:p text:style-name="P9">One Ubuntu 20.04 server, and a non-<text:span text:style-name="Source_20_Text">root</text:span> user with <text:span text:style-name="Source_20_Text">sudo</text:span> privileges. Follow the <text:a xlink:type="simple" xlink:href="https://www.digitalocean.com/community/tutorials/initial-server-setup-with-ubuntu-20-04" text:style-name="Internet_20_link" text:visited-style-name="Visited_20_Internet_20_Link">Initial Server Setup with Ubuntu 20.04</text:a> tutorial to set this up. </text:p>
        </text:list-item>
        <text:list-item>
          <text:p text:style-name="P9"><text:soft-page-break/>Docker installed, following Steps 1 and 2 of <text:a xlink:type="simple" xlink:href="https://www.digitalocean.com/community/tutorials/how-to-install-and-use-docker-on-ubuntu-20-04" text:style-name="Internet_20_link" text:visited-style-name="Visited_20_Internet_20_Link">How To Install and Use Docker on Ubuntu 20.04</text:a>. </text:p>
        </text:list-item>
        <text:list-item>
          <text:p text:style-name="P4">Docker Compose installed, following Step 1 of <text:a xlink:type="simple" xlink:href="https://www.digitalocean.com/community/tutorials/how-to-install-and-use-docker-compose-on-ubuntu-20-04" text:style-name="Internet_20_link" text:visited-style-name="Visited_20_Internet_20_Link">How To Install Docker Compose on Ubuntu 20.04</text:a>. </text:p>
        </text:list-item>
      </text:list>
      <text:h text:style-name="Heading_20_2" text:outline-level="2"><text:bookmark text:name="step-1-downloading-laravel-and-installing-dependencies"/>Step 1 — Downloading Laravel and Installing Dependencies</text:h>
      <text:p text:style-name="Text_20_body">As a first step, you will get the latest version of Laravel and install the dependencies for the project, including <text:a xlink:type="simple" xlink:href="https://github.com/composer/docker" text:style-name="Internet_20_link" text:visited-style-name="Visited_20_Internet_20_Link">Composer</text:a>, the application-level package manager for PHP. We will install these dependencies with Docker to avoid having to install Composer globally.</text:p>
      <text:p text:style-name="Text_20_body">First, check that you are in your home directory and clone the latest Laravel release to a directory called :</text:p>
      <text:p text:style-name="Preformatted_20_Text"><text:span text:style-name="Source_20_Text">cd ~</text:span></text:p>
      <text:p text:style-name="Preformatted_20_Text"><text:span text:style-name="Source_20_Text">git clone https://github.com/laravel/laravel.git laravel-app</text:span></text:p>
      <text:p text:style-name="P1"/>
      <text:p text:style-name="Text_20_body">Move into the directory:</text:p>
      <text:p text:style-name="Preformatted_20_Text"><text:span text:style-name="Source_20_Text">cd ~/laravel-app</text:span></text:p>
      <text:p text:style-name="P1"/>
      <text:p text:style-name="Text_20_body">Next, use Docker’s <text:a xlink:type="simple" xlink:href="https://hub.docker.com/r/library/composer/" text:style-name="Internet_20_link" text:visited-style-name="Visited_20_Internet_20_Link"><text:span text:style-name="Source_20_Text">composer</text:span></text:a><text:a xlink:type="simple" xlink:href="https://hub.docker.com/r/library/composer/" text:style-name="Internet_20_link" text:visited-style-name="Visited_20_Internet_20_Link"> image</text:a> to mount the directories that you will need for your Laravel project and avoid the overhead of installing Composer globally:</text:p>
      <text:p text:style-name="Preformatted_20_Text"><text:span text:style-name="Source_20_Text">docker run --rm -v $(pwd):/app composer install</text:span></text:p>
      <text:p text:style-name="P1"/>
      <text:p text:style-name="Text_20_body">Using the <text:span text:style-name="Source_20_Text">-v</text:span> and <text:span text:style-name="Source_20_Text">--rm</text:span> flags with <text:span text:style-name="Source_20_Text">docker run</text:span> creates an ephemeral container that will be bind-mounted to your current directory before being removed. This will copy the contents of your <text:span text:style-name="Source_20_Text">~/</text:span> directory to the container and also ensure that the <text:span text:style-name="Source_20_Text">vendor</text:span> folder Composer creates inside the container is copied to your current directory.</text:p>
      <text:p text:style-name="Text_20_body">As a final step, set permissions on the project directory so that it is owned by your non-<text:span text:style-name="Strong_20_Emphasis">root</text:span> user:</text:p>
      <text:p text:style-name="Preformatted_20_Text"><text:span text:style-name="Source_20_Text">sudo chown -R sammy:sammy ~/laravel-app</text:span></text:p>
      <text:p text:style-name="P1"/>
      <text:p text:style-name="Text_20_body">This will be important when you write the Dockerfile for your application image in Step 4, as it will allow you to work with your application code and run processes in your container as a non-<text:span text:style-name="Strong_20_Emphasis">root</text:span> user.</text:p>
      <text:p text:style-name="Text_20_body">With your application code in place, you can move on to defining your services with Docker Compose.</text:p>
      <text:h text:style-name="Heading_20_2" text:outline-level="2"><text:bookmark text:name="step-2-creating-the-docker-compose-file"/>Step 2 — Creating the Docker Compose File</text:h>
      <text:p text:style-name="Text_20_body">Building your applications with Docker Compose simplifies the process of setting up and versioning your infrastructure. To set up your Laravel application, you will write a <text:span text:style-name="Source_20_Text">docker-compose</text:span> file that defines your web server, database, and application services.</text:p>
      <text:p text:style-name="Text_20_body">Open the file:</text:p>
      <text:p text:style-name="Preformatted_20_Text"><text:soft-page-break/><text:span text:style-name="Source_20_Text">nano ~/laravel-app/docker-compose.yml</text:span></text:p>
      <text:p text:style-name="P1"/>
      <text:p text:style-name="Text_20_body">In the <text:span text:style-name="Source_20_Text">docker-compose</text:span> file, you will define three services: <text:span text:style-name="Source_20_Text">app</text:span>, <text:span text:style-name="Source_20_Text">webserver</text:span>, and <text:span text:style-name="Source_20_Text">db</text:span>. Add the following code to the file, being sure to replace <text:span text:style-name="Source_20_Text">MYSQL_ROOT_PASSWORD</text:span> defined as an <text:a xlink:type="simple" xlink:href="https://docs.docker.com/compose/compose-file/#environment" text:style-name="Internet_20_link" text:visited-style-name="Visited_20_Internet_20_Link">environment variable</text:a> under the <text:span text:style-name="Source_20_Text">db</text:span> service, with a strong password of your choice:</text:p>
      <text:p text:style-name="Text_20_body">~/laravel-app/docker-compose.yml</text:p>
      <text:p text:style-name="Preformatted_20_Text"><text:span text:style-name="Source_20_Text">version: '3'</text:span></text:p>
      <text:p text:style-name="Preformatted_20_Text"><text:span text:style-name="Source_20_Text">services:</text:span></text:p>
      <text:p text:style-name="Preformatted_20_Text"><text:span text:style-name="Source_20_Text"><text:s text:c="2"/></text:span></text:p>
      <text:p text:style-name="Preformatted_20_Text"><text:span text:style-name="Source_20_Text"><text:s text:c="2"/>#PHP Service</text:span></text:p>
      <text:p text:style-name="Preformatted_20_Text"><text:span text:style-name="Source_20_Text"><text:s text:c="2"/>app:</text:span></text:p>
      <text:p text:style-name="Preformatted_20_Text"><text:span text:style-name="Source_20_Text"><text:s text:c="4"/>build:</text:span></text:p>
      <text:p text:style-name="Preformatted_20_Text"><text:span text:style-name="Source_20_Text"><text:s text:c="6"/>context: .</text:span></text:p>
      <text:p text:style-name="Preformatted_20_Text"><text:span text:style-name="Source_20_Text"><text:s text:c="6"/>dockerfile: Dockerfile</text:span></text:p>
      <text:p text:style-name="Preformatted_20_Text"><text:span text:style-name="Source_20_Text"><text:s text:c="4"/>image: digitalocean.com/php</text:span></text:p>
      <text:p text:style-name="Preformatted_20_Text"><text:span text:style-name="Source_20_Text"><text:s text:c="4"/>container_name: app</text:span></text:p>
      <text:p text:style-name="Preformatted_20_Text"><text:span text:style-name="Source_20_Text"><text:s text:c="4"/>restart: unless-stopped</text:span></text:p>
      <text:p text:style-name="Preformatted_20_Text"><text:span text:style-name="Source_20_Text"><text:s text:c="4"/>tty: true</text:span></text:p>
      <text:p text:style-name="Preformatted_20_Text"><text:span text:style-name="Source_20_Text"><text:s text:c="4"/>environment:</text:span></text:p>
      <text:p text:style-name="Preformatted_20_Text"><text:span text:style-name="Source_20_Text"><text:s text:c="6"/>SERVICE_NAME: app</text:span></text:p>
      <text:p text:style-name="Preformatted_20_Text"><text:span text:style-name="Source_20_Text"><text:s text:c="6"/>SERVICE_TAGS: dev</text:span></text:p>
      <text:p text:style-name="Preformatted_20_Text"><text:span text:style-name="Source_20_Text"><text:s text:c="4"/>working_dir: /var/www</text:span></text:p>
      <text:p text:style-name="Preformatted_20_Text"><text:span text:style-name="Source_20_Text"><text:s text:c="4"/>networks:</text:span></text:p>
      <text:p text:style-name="Preformatted_20_Text"><text:span text:style-name="Source_20_Text"><text:s text:c="6"/>- app-network</text:span></text:p>
      <text:p text:style-name="Preformatted_20_Text"/>
      <text:p text:style-name="Preformatted_20_Text"><text:span text:style-name="Source_20_Text"><text:s text:c="2"/>#Nginx Service</text:span></text:p>
      <text:p text:style-name="Preformatted_20_Text"><text:span text:style-name="Source_20_Text"><text:s text:c="2"/>webserver:</text:span></text:p>
      <text:p text:style-name="Preformatted_20_Text"><text:span text:style-name="Source_20_Text"><text:s text:c="4"/>image: nginx:alpine</text:span></text:p>
      <text:p text:style-name="Preformatted_20_Text"><text:span text:style-name="Source_20_Text"><text:s text:c="4"/>container_name: webserver</text:span></text:p>
      <text:p text:style-name="Preformatted_20_Text"><text:span text:style-name="Source_20_Text"><text:s text:c="4"/>restart: unless-stopped</text:span></text:p>
      <text:p text:style-name="Preformatted_20_Text"><text:span text:style-name="Source_20_Text"><text:s text:c="4"/>tty: true</text:span></text:p>
      <text:p text:style-name="Preformatted_20_Text"><text:span text:style-name="Source_20_Text"><text:s text:c="4"/>ports:</text:span></text:p>
      <text:p text:style-name="Preformatted_20_Text"><text:span text:style-name="Source_20_Text"><text:s text:c="6"/>- "80:80"</text:span></text:p>
      <text:p text:style-name="Preformatted_20_Text"><text:span text:style-name="Source_20_Text"><text:s text:c="6"/>- "443:443"</text:span></text:p>
      <text:p text:style-name="Preformatted_20_Text"><text:span text:style-name="Source_20_Text"><text:s text:c="4"/>networks:</text:span></text:p>
      <text:p text:style-name="Preformatted_20_Text"><text:span text:style-name="Source_20_Text"><text:s text:c="6"/>- app-network</text:span></text:p>
      <text:p text:style-name="Preformatted_20_Text"/>
      <text:p text:style-name="Preformatted_20_Text"><text:span text:style-name="Source_20_Text"><text:s text:c="2"/>#MySQL Service</text:span></text:p>
      <text:p text:style-name="Preformatted_20_Text"><text:span text:style-name="Source_20_Text"><text:s text:c="2"/>db:</text:span></text:p>
      <text:p text:style-name="Preformatted_20_Text"><text:span text:style-name="Source_20_Text"><text:s text:c="4"/>image: mysql:5.7.22</text:span></text:p>
      <text:p text:style-name="Preformatted_20_Text"><text:span text:style-name="Source_20_Text"><text:s text:c="4"/>container_name: db</text:span></text:p>
      <text:p text:style-name="Preformatted_20_Text"><text:span text:style-name="Source_20_Text"><text:s text:c="4"/>restart: unless-stopped</text:span></text:p>
      <text:p text:style-name="Preformatted_20_Text"><text:span text:style-name="Source_20_Text"><text:s text:c="4"/>tty: true</text:span></text:p>
      <text:p text:style-name="Preformatted_20_Text"><text:span text:style-name="Source_20_Text"><text:s text:c="4"/>ports:</text:span></text:p>
      <text:p text:style-name="Preformatted_20_Text"><text:span text:style-name="Source_20_Text"><text:s text:c="6"/>- "3306:3306"</text:span></text:p>
      <text:p text:style-name="Preformatted_20_Text"><text:span text:style-name="Source_20_Text"><text:s text:c="4"/>environment:</text:span></text:p>
      <text:p text:style-name="Preformatted_20_Text"><text:span text:style-name="Source_20_Text"><text:s text:c="6"/>MYSQL_DATABASE: laravel</text:span></text:p>
      <text:p text:style-name="Preformatted_20_Text"><text:span text:style-name="Source_20_Text"><text:s text:c="6"/>MYSQL_ROOT_PASSWORD: MYSQL_ROOT_PASSWORD</text:span></text:p>
      <text:p text:style-name="Preformatted_20_Text"><text:span text:style-name="Source_20_Text"><text:s text:c="6"/>SERVICE_TAGS: dev</text:span></text:p>
      <text:p text:style-name="Preformatted_20_Text"><text:span text:style-name="Source_20_Text"><text:s text:c="6"/>SERVICE_NAME: mysql</text:span></text:p>
      <text:p text:style-name="Preformatted_20_Text"><text:span text:style-name="Source_20_Text"><text:s text:c="4"/>networks:</text:span></text:p>
      <text:p text:style-name="Preformatted_20_Text"><text:span text:style-name="Source_20_Text"><text:s text:c="6"/>- app-network</text:span></text:p>
      <text:p text:style-name="Preformatted_20_Text"/>
      <text:p text:style-name="Preformatted_20_Text"><text:span text:style-name="Source_20_Text">#Docker Networks</text:span></text:p>
      <text:p text:style-name="Preformatted_20_Text"><text:span text:style-name="Source_20_Text">networks:</text:span></text:p>
      <text:p text:style-name="Preformatted_20_Text"><text:span text:style-name="Source_20_Text"><text:s text:c="2"/>app-network:</text:span></text:p>
      <text:p text:style-name="P1"><text:span text:style-name="Source_20_Text"><text:s text:c="4"/>driver: bridge</text:span></text:p>
      <text:p text:style-name="Text_20_body">The services defined here include:</text:p>
      <text:list xml:id="list3497951919" text:style-name="L3">
        <text:list-item>
          <text:p text:style-name="P10"><text:soft-page-break/><text:span text:style-name="Source_20_Text">app</text:span>: This service definition contains the Laravel application and runs a custom Docker image, <text:span text:style-name="Source_20_Text">digitalocean.com/php</text:span>, that you will define in Step 4. It also sets the <text:span text:style-name="Source_20_Text">working_dir</text:span> in the container to <text:span text:style-name="Source_20_Text">/var/www</text:span>. </text:p>
        </text:list-item>
        <text:list-item>
          <text:p text:style-name="P10"><text:span text:style-name="Source_20_Text">webserver</text:span>: This service definition pulls the <text:a xlink:type="simple" xlink:href="https://hub.docker.com/_/nginx/" text:style-name="Internet_20_link" text:visited-style-name="Visited_20_Internet_20_Link"><text:span text:style-name="Source_20_Text">nginx:alpine</text:span></text:a><text:a xlink:type="simple" xlink:href="https://hub.docker.com/_/nginx/" text:style-name="Internet_20_link" text:visited-style-name="Visited_20_Internet_20_Link"> image</text:a> from Docker and exposes ports <text:span text:style-name="Source_20_Text">80</text:span> and <text:span text:style-name="Source_20_Text">443</text:span>. </text:p>
        </text:list-item>
        <text:list-item>
          <text:p text:style-name="P5"><text:span text:style-name="Source_20_Text">db</text:span>: This service definition pulls the <text:a xlink:type="simple" xlink:href="https://hub.docker.com/_/mysql/" text:style-name="Internet_20_link" text:visited-style-name="Visited_20_Internet_20_Link"><text:span text:style-name="Source_20_Text">mysql:5.7.22</text:span></text:a><text:a xlink:type="simple" xlink:href="https://hub.docker.com/_/mysql/" text:style-name="Internet_20_link" text:visited-style-name="Visited_20_Internet_20_Link"> image</text:a> from Docker and defines a few environmental variables, including a database called for your application and the <text:span text:style-name="Strong_20_Emphasis">root</text:span> password for the database. You are free to name the database whatever you would like, and you should replace with your own strong password. This service definition also maps port <text:span text:style-name="Source_20_Text">3306</text:span> on the host to port <text:span text:style-name="Source_20_Text">3306</text:span> on the container. </text:p>
        </text:list-item>
      </text:list>
      <text:p text:style-name="Text_20_body">Each <text:span text:style-name="Source_20_Text">container_name</text:span> property defines a name for the container, which corresponds to the name of the service. If you don’t define this property, Docker will assign a name to each container by combining a historically famous person’s name and a random word separated by an underscore.</text:p>
      <text:p text:style-name="Text_20_body">To facilitate communication between containers, the services are connected to a bridge network called <text:span text:style-name="Source_20_Text">app-network</text:span>. A bridge network uses a software bridge that allows containers connected to the same bridge network to communicate with each other. The bridge driver automatically installs rules in the host machine so that containers on different bridge networks cannot communicate directly with each other. This creates a greater level of security for applications, ensuring that only related services can communicate with one another. It also means that you can define multiple networks and services connecting to related functions: front-end application services can use a <text:span text:style-name="Source_20_Text">frontend</text:span> network, for example, and back-end services can use a <text:span text:style-name="Source_20_Text">backend</text:span> network.</text:p>
      <text:p text:style-name="Text_20_body">Next, you’ll look at how to add volumes and bind mounts to your service definitions to persist your application data.</text:p>
      <text:h text:style-name="Heading_20_2" text:outline-level="2"><text:bookmark text:name="step-3-persisting-data"/>Step 3 — Persisting Data</text:h>
      <text:p text:style-name="Text_20_body">Docker has powerful and convenient features for persisting data. In your application, you will make use of <text:a xlink:type="simple" xlink:href="https://docs.docker.com/storage/volumes/" text:style-name="Internet_20_link" text:visited-style-name="Visited_20_Internet_20_Link"><text:span text:style-name="Emphasis">volumes</text:span></text:a> and <text:a xlink:type="simple" xlink:href="https://docs.docker.com/storage/bind-mounts/" text:style-name="Internet_20_link" text:visited-style-name="Visited_20_Internet_20_Link"><text:span text:style-name="Emphasis">bind mounts</text:span></text:a> for persisting the database, and application and configuration files. Volumes offer flexibility for backups and persistence beyond a container’s lifecycle, while bind mounts facilitate code changes during development, making changes to your host files or directories immediately available in your containers. Your setup will make use of both.</text:p>
      <text:p text:style-name="Text_20_body"><text:span text:style-name="Strong_20_Emphasis">Warning:</text:span> By using bind mounts, you make it possible to change the host filesystem through processes running in a container, including creating, modifying, or deleting important system files or directories. This is a powerful ability with security implications, and could impact non-Docker processes on the host system. Use bind mounts with care.</text:p>
      <text:p text:style-name="Text_20_body">In the <text:span text:style-name="Source_20_Text">docker-compose</text:span> file, define a volume called <text:span text:style-name="Source_20_Text">dbdata</text:span> under the <text:span text:style-name="Source_20_Text">db</text:span> service definition to persist the MySQL database:</text:p>
      <text:p text:style-name="Text_20_body">~/laravel-app/docker-compose.yml</text:p>
      <text:p text:style-name="Preformatted_20_Text"><text:span text:style-name="Source_20_Text">...</text:span></text:p>
      <text:p text:style-name="Preformatted_20_Text"><text:span text:style-name="Source_20_Text">#MySQL Service</text:span></text:p>
      <text:p text:style-name="Preformatted_20_Text"><text:span text:style-name="Source_20_Text">db:</text:span></text:p>
      <text:p text:style-name="Preformatted_20_Text"><text:span text:style-name="Source_20_Text"><text:s text:c="2"/>...</text:span></text:p>
      <text:p text:style-name="Preformatted_20_Text"><text:span text:style-name="Source_20_Text"><text:s text:c="4"/>volumes:</text:span></text:p>
      <text:p text:style-name="Preformatted_20_Text"><text:span text:style-name="Source_20_Text"><text:s text:c="6"/>- dbdata: /var/lib/mysql</text:span></text:p>
      <text:p text:style-name="Preformatted_20_Text"><text:soft-page-break/><text:span text:style-name="Source_20_Text"><text:s text:c="4"/>networks:</text:span></text:p>
      <text:p text:style-name="Preformatted_20_Text"><text:span text:style-name="Source_20_Text"><text:s text:c="6"/>- app-network</text:span></text:p>
      <text:p text:style-name="P1"><text:span text:style-name="Source_20_Text"><text:s text:c="2"/>...</text:span></text:p>
      <text:p text:style-name="Text_20_body">The named volume <text:span text:style-name="Source_20_Text">dbdata</text:span> persists the contents of the <text:span text:style-name="Source_20_Text">/var/lib/mysql</text:span> folder present inside the container. This allows you to stop and restart the <text:span text:style-name="Source_20_Text">db</text:span> service without losing data.</text:p>
      <text:p text:style-name="Text_20_body">At the bottom of the file, add the definition for the <text:span text:style-name="Source_20_Text">dbdata</text:span> volume:</text:p>
      <text:p text:style-name="Text_20_body">~/laravel-app/docker-compose.yml</text:p>
      <text:p text:style-name="Preformatted_20_Text"><text:span text:style-name="Source_20_Text">...</text:span></text:p>
      <text:p text:style-name="Preformatted_20_Text"><text:span text:style-name="Source_20_Text">#Volumes</text:span></text:p>
      <text:p text:style-name="Preformatted_20_Text"><text:span text:style-name="Source_20_Text">volumes:</text:span></text:p>
      <text:p text:style-name="Preformatted_20_Text"><text:span text:style-name="Source_20_Text"><text:s text:c="2"/>dbdata:</text:span></text:p>
      <text:p text:style-name="P1"><text:span text:style-name="Source_20_Text"><text:s text:c="4"/>driver: local</text:span></text:p>
      <text:p text:style-name="Text_20_body">With this definition in place, you will be able to use this volume across services.</text:p>
      <text:p text:style-name="Text_20_body">Next, add a bind mount to the <text:span text:style-name="Source_20_Text">db</text:span> service for the MySQL configuration files you will create in Step 7:</text:p>
      <text:p text:style-name="Text_20_body">~/laravel-app/docker-compose.yml</text:p>
      <text:p text:style-name="Preformatted_20_Text"><text:span text:style-name="Source_20_Text">...</text:span></text:p>
      <text:p text:style-name="Preformatted_20_Text"><text:span text:style-name="Source_20_Text">#MySQL Service</text:span></text:p>
      <text:p text:style-name="Preformatted_20_Text"><text:span text:style-name="Source_20_Text">db:</text:span></text:p>
      <text:p text:style-name="Preformatted_20_Text"><text:span text:style-name="Source_20_Text"><text:s text:c="2"/>...</text:span></text:p>
      <text:p text:style-name="Preformatted_20_Text"><text:span text:style-name="Source_20_Text"><text:s text:c="4"/>volumes:</text:span></text:p>
      <text:p text:style-name="Preformatted_20_Text"><text:span text:style-name="Source_20_Text"><text:s text:c="6"/>- dbdata:/var/lib/mysql</text:span></text:p>
      <text:p text:style-name="Preformatted_20_Text"><text:span text:style-name="Source_20_Text"><text:s text:c="6"/>- ./mysql/my.cnf:/etc/mysql/my.cnf</text:span></text:p>
      <text:p text:style-name="P1"><text:span text:style-name="Source_20_Text"><text:s text:c="2"/>...</text:span></text:p>
      <text:p text:style-name="Text_20_body">This bind mount binds <text:span text:style-name="Source_20_Text">~/laravel-app/mysql/my.cnf</text:span> to <text:span text:style-name="Source_20_Text">/etc/mysql/my.cnf</text:span> in the container.</text:p>
      <text:p text:style-name="Text_20_body">Next, add bind mounts to the <text:span text:style-name="Source_20_Text">webserver</text:span> service. There will be two: one for your application code and another for the Nginx configuration definition that you will create in Step 6:</text:p>
      <text:p text:style-name="Text_20_body">~/laravel-app/docker-compose.yml</text:p>
      <text:p text:style-name="Preformatted_20_Text"><text:span text:style-name="Source_20_Text">#Nginx Service</text:span></text:p>
      <text:p text:style-name="Preformatted_20_Text"><text:span text:style-name="Source_20_Text">webserver:</text:span></text:p>
      <text:p text:style-name="Preformatted_20_Text"><text:span text:style-name="Source_20_Text"><text:s text:c="2"/>...</text:span></text:p>
      <text:p text:style-name="Preformatted_20_Text"><text:span text:style-name="Source_20_Text"><text:s text:c="2"/>volumes:</text:span></text:p>
      <text:p text:style-name="Preformatted_20_Text"><text:span text:style-name="Source_20_Text"><text:s text:c="5"/>- ./:/var/www</text:span></text:p>
      <text:p text:style-name="Preformatted_20_Text"><text:span text:style-name="Source_20_Text"><text:s text:c="5"/>- ./nginx/conf.d/:/etc/nginx/conf.d/</text:span></text:p>
      <text:p text:style-name="Preformatted_20_Text"><text:span text:style-name="Source_20_Text"><text:s text:c="2"/>networks:</text:span></text:p>
      <text:p text:style-name="P1"><text:span text:style-name="Source_20_Text"><text:s text:c="6"/>- app-network</text:span></text:p>
      <text:p text:style-name="Text_20_body">The first bind mount binds the application code in the <text:span text:style-name="Source_20_Text">~/laravel-app</text:span> directory to the <text:span text:style-name="Source_20_Text">/var/www</text:span> directory inside the container. The configuration file that you will add to <text:span text:style-name="Source_20_Text">~/laravel-app/nginx/conf.d/</text:span> will also be mounted to <text:span text:style-name="Source_20_Text">/etc/nginx/conf.d/</text:span> in the container, allowing you to add or modify the configuration directory’s contents as needed.</text:p>
      <text:p text:style-name="Text_20_body">Finally, add the following bind mounts to the <text:span text:style-name="Source_20_Text">app</text:span> service for the application code and configuration files:</text:p>
      <text:p text:style-name="Text_20_body"><text:soft-page-break/>~/laravel-app/docker-compose.yml</text:p>
      <text:p text:style-name="Preformatted_20_Text"><text:span text:style-name="Source_20_Text">#PHP Service</text:span></text:p>
      <text:p text:style-name="Preformatted_20_Text"><text:span text:style-name="Source_20_Text">app:</text:span></text:p>
      <text:p text:style-name="Preformatted_20_Text"><text:span text:style-name="Source_20_Text"><text:s text:c="2"/>...</text:span></text:p>
      <text:p text:style-name="Preformatted_20_Text"><text:span text:style-name="Source_20_Text"><text:s text:c="2"/>volumes:</text:span></text:p>
      <text:p text:style-name="Preformatted_20_Text"><text:span text:style-name="Source_20_Text"><text:s text:c="6"/>- ./:/var/www</text:span></text:p>
      <text:p text:style-name="Preformatted_20_Text"><text:span text:style-name="Source_20_Text"><text:s text:c="6"/>- ./php/local.ini:/usr/local/etc/php/conf.d/local.ini</text:span></text:p>
      <text:p text:style-name="Preformatted_20_Text"><text:span text:style-name="Source_20_Text"><text:s text:c="2"/>networks:</text:span></text:p>
      <text:p text:style-name="P1"><text:span text:style-name="Source_20_Text"><text:s text:c="6"/>- app-network</text:span></text:p>
      <text:p text:style-name="Text_20_body">The <text:span text:style-name="Source_20_Text">app</text:span> service is bind-mounting the <text:span text:style-name="Source_20_Text">~/laravel-app</text:span> folder, which contains the application code, to the <text:span text:style-name="Source_20_Text">/var/www</text:span> folder in the container. This will speed up the development process, since any changes made to your local application directory will be instantly reflected inside the container. You are also binding your PHP configuration file, <text:span text:style-name="Source_20_Text">~/laravel-app/php/local.ini</text:span>, to <text:span text:style-name="Source_20_Text">/usr/local/etc/php/conf.d/local.ini</text:span> inside the container. You will create the local PHP configuration file in Step 5.</text:p>
      <text:p text:style-name="Text_20_body">Your <text:span text:style-name="Source_20_Text">docker-compose</text:span> file will now look like this:</text:p>
      <text:p text:style-name="Text_20_body">~/laravel-app/docker-compose.yml</text:p>
      <text:p text:style-name="Preformatted_20_Text"><text:span text:style-name="Source_20_Text">version: '3'</text:span></text:p>
      <text:p text:style-name="Preformatted_20_Text"><text:span text:style-name="Source_20_Text">services:</text:span></text:p>
      <text:p text:style-name="Preformatted_20_Text"><text:span text:style-name="Source_20_Text"><text:s text:c="2"/></text:span></text:p>
      <text:p text:style-name="Preformatted_20_Text"><text:span text:style-name="Source_20_Text"><text:s text:c="2"/>#PHP Service</text:span></text:p>
      <text:p text:style-name="Preformatted_20_Text"><text:span text:style-name="Source_20_Text"><text:s text:c="2"/>app:</text:span></text:p>
      <text:p text:style-name="Preformatted_20_Text"><text:span text:style-name="Source_20_Text"><text:s text:c="4"/>build:</text:span></text:p>
      <text:p text:style-name="Preformatted_20_Text"><text:span text:style-name="Source_20_Text"><text:s text:c="6"/>context: .</text:span></text:p>
      <text:p text:style-name="Preformatted_20_Text"><text:span text:style-name="Source_20_Text"><text:s text:c="6"/>dockerfile: Dockerfile</text:span></text:p>
      <text:p text:style-name="Preformatted_20_Text"><text:span text:style-name="Source_20_Text"><text:s text:c="4"/>image: digitalocean.com/php</text:span></text:p>
      <text:p text:style-name="Preformatted_20_Text"><text:span text:style-name="Source_20_Text"><text:s text:c="4"/>container_name: app</text:span></text:p>
      <text:p text:style-name="Preformatted_20_Text"><text:span text:style-name="Source_20_Text"><text:s text:c="4"/>restart: unless-stopped</text:span></text:p>
      <text:p text:style-name="Preformatted_20_Text"><text:span text:style-name="Source_20_Text"><text:s text:c="4"/>tty: true</text:span></text:p>
      <text:p text:style-name="Preformatted_20_Text"><text:span text:style-name="Source_20_Text"><text:s text:c="4"/>environment:</text:span></text:p>
      <text:p text:style-name="Preformatted_20_Text"><text:span text:style-name="Source_20_Text"><text:s text:c="6"/>SERVICE_NAME: app</text:span></text:p>
      <text:p text:style-name="Preformatted_20_Text"><text:span text:style-name="Source_20_Text"><text:s text:c="6"/>SERVICE_TAGS: dev</text:span></text:p>
      <text:p text:style-name="Preformatted_20_Text"><text:span text:style-name="Source_20_Text"><text:s text:c="4"/>working_dir: /var/www</text:span></text:p>
      <text:p text:style-name="Preformatted_20_Text"><text:span text:style-name="Source_20_Text"><text:s text:c="4"/>volumes:</text:span></text:p>
      <text:p text:style-name="Preformatted_20_Text"><text:span text:style-name="Source_20_Text"><text:s text:c="6"/>- ./:/var/www</text:span></text:p>
      <text:p text:style-name="Preformatted_20_Text"><text:span text:style-name="Source_20_Text"><text:s text:c="6"/>- ./php/local.ini:/usr/local/etc/php/conf.d/local.ini</text:span></text:p>
      <text:p text:style-name="Preformatted_20_Text"><text:span text:style-name="Source_20_Text"><text:s text:c="4"/>networks:</text:span></text:p>
      <text:p text:style-name="Preformatted_20_Text"><text:span text:style-name="Source_20_Text"><text:s text:c="6"/>- app-network</text:span></text:p>
      <text:p text:style-name="Preformatted_20_Text"/>
      <text:p text:style-name="Preformatted_20_Text"><text:span text:style-name="Source_20_Text"><text:s text:c="2"/>#Nginx Service</text:span></text:p>
      <text:p text:style-name="Preformatted_20_Text"><text:span text:style-name="Source_20_Text"><text:s text:c="2"/>webserver:</text:span></text:p>
      <text:p text:style-name="Preformatted_20_Text"><text:span text:style-name="Source_20_Text"><text:s text:c="4"/>image: nginx:alpine</text:span></text:p>
      <text:p text:style-name="Preformatted_20_Text"><text:span text:style-name="Source_20_Text"><text:s text:c="4"/>container_name: webserver</text:span></text:p>
      <text:p text:style-name="Preformatted_20_Text"><text:span text:style-name="Source_20_Text"><text:s text:c="4"/>restart: unless-stopped</text:span></text:p>
      <text:p text:style-name="Preformatted_20_Text"><text:span text:style-name="Source_20_Text"><text:s text:c="4"/>tty: true</text:span></text:p>
      <text:p text:style-name="Preformatted_20_Text"><text:span text:style-name="Source_20_Text"><text:s text:c="4"/>ports:</text:span></text:p>
      <text:p text:style-name="Preformatted_20_Text"><text:span text:style-name="Source_20_Text"><text:s text:c="6"/>- "80:80"</text:span></text:p>
      <text:p text:style-name="Preformatted_20_Text"><text:span text:style-name="Source_20_Text"><text:s text:c="6"/>- "443:443"</text:span></text:p>
      <text:p text:style-name="Preformatted_20_Text"><text:span text:style-name="Source_20_Text"><text:s text:c="4"/>volumes:</text:span></text:p>
      <text:p text:style-name="Preformatted_20_Text"><text:span text:style-name="Source_20_Text"><text:s text:c="6"/>- ./:/var/www</text:span></text:p>
      <text:p text:style-name="Preformatted_20_Text"><text:span text:style-name="Source_20_Text"><text:s text:c="6"/>- ./nginx/conf.d/:/etc/nginx/conf.d/</text:span></text:p>
      <text:p text:style-name="Preformatted_20_Text"><text:span text:style-name="Source_20_Text"><text:s text:c="4"/>networks:</text:span></text:p>
      <text:p text:style-name="Preformatted_20_Text"><text:span text:style-name="Source_20_Text"><text:s text:c="6"/>- app-network</text:span></text:p>
      <text:p text:style-name="Preformatted_20_Text"/>
      <text:p text:style-name="Preformatted_20_Text"><text:span text:style-name="Source_20_Text"><text:s text:c="2"/>#MySQL Service</text:span></text:p>
      <text:p text:style-name="Preformatted_20_Text"><text:span text:style-name="Source_20_Text"><text:s text:c="2"/>db:</text:span></text:p>
      <text:p text:style-name="Preformatted_20_Text"><text:soft-page-break/><text:span text:style-name="Source_20_Text"><text:s text:c="4"/>image: mysql:5.7.22</text:span></text:p>
      <text:p text:style-name="Preformatted_20_Text"><text:span text:style-name="Source_20_Text"><text:s text:c="4"/>container_name: db</text:span></text:p>
      <text:p text:style-name="Preformatted_20_Text"><text:span text:style-name="Source_20_Text"><text:s text:c="4"/>restart: unless-stopped</text:span></text:p>
      <text:p text:style-name="Preformatted_20_Text"><text:span text:style-name="Source_20_Text"><text:s text:c="4"/>tty: true</text:span></text:p>
      <text:p text:style-name="Preformatted_20_Text"><text:span text:style-name="Source_20_Text"><text:s text:c="4"/>ports:</text:span></text:p>
      <text:p text:style-name="Preformatted_20_Text"><text:span text:style-name="Source_20_Text"><text:s text:c="6"/>- "3306:3306"</text:span></text:p>
      <text:p text:style-name="Preformatted_20_Text"><text:span text:style-name="Source_20_Text"><text:s text:c="4"/>environment:</text:span></text:p>
      <text:p text:style-name="Preformatted_20_Text"><text:span text:style-name="Source_20_Text"><text:s text:c="6"/>MYSQL_DATABASE: laravel</text:span></text:p>
      <text:p text:style-name="Preformatted_20_Text"><text:span text:style-name="Source_20_Text"><text:s text:c="6"/>MYSQL_ROOT_PASSWORD: your_mysql_root_password</text:span></text:p>
      <text:p text:style-name="Preformatted_20_Text"><text:span text:style-name="Source_20_Text"><text:s text:c="6"/>SERVICE_TAGS: dev</text:span></text:p>
      <text:p text:style-name="Preformatted_20_Text"><text:span text:style-name="Source_20_Text"><text:s text:c="6"/>SERVICE_NAME: mysql</text:span></text:p>
      <text:p text:style-name="Preformatted_20_Text"><text:span text:style-name="Source_20_Text"><text:s text:c="4"/>volumes:</text:span></text:p>
      <text:p text:style-name="Preformatted_20_Text"><text:span text:style-name="Source_20_Text"><text:s text:c="6"/>- dbdata:/var/lib/mysql/</text:span></text:p>
      <text:p text:style-name="Preformatted_20_Text"><text:span text:style-name="Source_20_Text"><text:s text:c="6"/>- ./mysql/my.cnf:/etc/mysql/my.cnf</text:span></text:p>
      <text:p text:style-name="Preformatted_20_Text"><text:span text:style-name="Source_20_Text"><text:s text:c="4"/>networks:</text:span></text:p>
      <text:p text:style-name="Preformatted_20_Text"><text:span text:style-name="Source_20_Text"><text:s text:c="6"/>- app-network</text:span></text:p>
      <text:p text:style-name="Preformatted_20_Text"/>
      <text:p text:style-name="Preformatted_20_Text"><text:span text:style-name="Source_20_Text">#Docker Networks</text:span></text:p>
      <text:p text:style-name="Preformatted_20_Text"><text:span text:style-name="Source_20_Text">networks:</text:span></text:p>
      <text:p text:style-name="Preformatted_20_Text"><text:span text:style-name="Source_20_Text"><text:s text:c="2"/>app-network:</text:span></text:p>
      <text:p text:style-name="Preformatted_20_Text"><text:span text:style-name="Source_20_Text"><text:s text:c="4"/>driver: bridge</text:span></text:p>
      <text:p text:style-name="Preformatted_20_Text"><text:span text:style-name="Source_20_Text">#Volumes</text:span></text:p>
      <text:p text:style-name="Preformatted_20_Text"><text:span text:style-name="Source_20_Text">volumes:</text:span></text:p>
      <text:p text:style-name="Preformatted_20_Text"><text:span text:style-name="Source_20_Text"><text:s text:c="2"/>dbdata:</text:span></text:p>
      <text:p text:style-name="P1"><text:span text:style-name="Source_20_Text"><text:s text:c="4"/>driver: local</text:span></text:p>
      <text:p text:style-name="Text_20_body">Save the file and exit your editor when you are finished making changes.</text:p>
      <text:p text:style-name="Text_20_body">With your <text:span text:style-name="Source_20_Text">docker-compose</text:span> file written, you can now build the custom image for your application.</text:p>
      <text:h text:style-name="Heading_20_2" text:outline-level="2"><text:bookmark text:name="step-4-creating-the-dockerfile"/>Step 4 — Creating the Dockerfile</text:h>
      <text:p text:style-name="Text_20_body">Docker allows you to specify the environment inside of individual containers with a <text:span text:style-name="Emphasis">Dockerfile</text:span>. A Dockerfile enables you to create custom images that you can use to install the software required by your application and configure settings based on your requirements. You can push the custom images you create to <text:a xlink:type="simple" xlink:href="https://hub.docker.com/" text:style-name="Internet_20_link" text:visited-style-name="Visited_20_Internet_20_Link">Docker Hub</text:a> or any private registry.</text:p>
      <text:p text:style-name="Text_20_body">Your <text:span text:style-name="Source_20_Text">Dockerfile</text:span> will be located in your <text:span text:style-name="Source_20_Text">~/laravel-app</text:span> directory. Create the file:</text:p>
      <text:p text:style-name="Preformatted_20_Text"><text:span text:style-name="Source_20_Text">nano ~/laravel-app/Dockerfile</text:span></text:p>
      <text:p text:style-name="P1"/>
      <text:p text:style-name="Text_20_body">This <text:span text:style-name="Source_20_Text">Dockerfile</text:span> will set the base image and specify the necessary commands and instructions to build the Laravel application image. Add the following code to the file:</text:p>
      <text:p text:style-name="Text_20_body">~/laravel-app/php/Dockerfile</text:p>
      <text:p text:style-name="Preformatted_20_Text"><text:span text:style-name="Source_20_Text">FROM php:7.4-fpm</text:span></text:p>
      <text:p text:style-name="Preformatted_20_Text"/>
      <text:p text:style-name="Preformatted_20_Text"><text:span text:style-name="Source_20_Text"># Copy composer.lock and composer.json</text:span></text:p>
      <text:p text:style-name="Preformatted_20_Text"><text:span text:style-name="Source_20_Text">COPY composer.lock composer.json /var/www/</text:span></text:p>
      <text:p text:style-name="Preformatted_20_Text"/>
      <text:p text:style-name="Preformatted_20_Text"><text:span text:style-name="Source_20_Text"># Set working directory</text:span></text:p>
      <text:p text:style-name="Preformatted_20_Text"><text:span text:style-name="Source_20_Text">WORKDIR /var/www</text:span></text:p>
      <text:p text:style-name="Preformatted_20_Text"/>
      <text:p text:style-name="Preformatted_20_Text"><text:span text:style-name="Source_20_Text"># Install dependencies</text:span></text:p>
      <text:p text:style-name="Preformatted_20_Text"><text:span text:style-name="Source_20_Text">RUN apt-get update &amp;&amp; apt-get install -y \</text:span></text:p>
      <text:p text:style-name="Preformatted_20_Text"><text:span text:style-name="Source_20_Text"><text:s text:c="4"/>build-essential \</text:span></text:p>
      <text:p text:style-name="Preformatted_20_Text"><text:span text:style-name="Source_20_Text"><text:s text:c="4"/>libpng-dev \</text:span></text:p>
      <text:p text:style-name="Preformatted_20_Text"><text:soft-page-break/><text:span text:style-name="Source_20_Text"><text:s text:c="4"/>libjpeg62-turbo-dev \</text:span></text:p>
      <text:p text:style-name="Preformatted_20_Text"><text:span text:style-name="Source_20_Text"><text:s text:c="4"/>libfreetype6-dev \</text:span></text:p>
      <text:p text:style-name="Preformatted_20_Text"><text:span text:style-name="Source_20_Text"><text:s text:c="4"/>locales \</text:span></text:p>
      <text:p text:style-name="Preformatted_20_Text"><text:span text:style-name="Source_20_Text"><text:s text:c="4"/>zip \</text:span></text:p>
      <text:p text:style-name="Preformatted_20_Text"><text:span text:style-name="Source_20_Text"><text:s text:c="4"/>jpegoptim optipng pngquant gifsicle \</text:span></text:p>
      <text:p text:style-name="Preformatted_20_Text"><text:span text:style-name="Source_20_Text"><text:s text:c="4"/>vim \</text:span></text:p>
      <text:p text:style-name="Preformatted_20_Text"><text:span text:style-name="Source_20_Text"><text:s text:c="4"/>unzip \</text:span></text:p>
      <text:p text:style-name="Preformatted_20_Text"><text:span text:style-name="Source_20_Text"><text:s text:c="4"/>git \</text:span></text:p>
      <text:p text:style-name="Preformatted_20_Text"><text:span text:style-name="Source_20_Text"><text:s text:c="4"/>curl \</text:span></text:p>
      <text:p text:style-name="Preformatted_20_Text"><text:span text:style-name="Source_20_Text"><text:s text:c="4"/>libzip-dev</text:span></text:p>
      <text:p text:style-name="Preformatted_20_Text"/>
      <text:p text:style-name="Preformatted_20_Text"><text:span text:style-name="Source_20_Text"># Clear cache</text:span></text:p>
      <text:p text:style-name="Preformatted_20_Text"><text:span text:style-name="Source_20_Text">RUN apt-get clean &amp;&amp; rm -rf /var/lib/apt/lists/*</text:span></text:p>
      <text:p text:style-name="Preformatted_20_Text"/>
      <text:p text:style-name="Preformatted_20_Text"><text:span text:style-name="Source_20_Text"># Install extensions</text:span></text:p>
      <text:p text:style-name="Preformatted_20_Text"><text:span text:style-name="Source_20_Text">RUN docker-php-ext-install pdo_mysql mbstring zip exif pcntl</text:span></text:p>
      <text:p text:style-name="Preformatted_20_Text"><text:span text:style-name="Source_20_Text">RUN docker-php-ext-configure gd --with-gd --with-freetype-dir=/usr/include/ --with-jpeg-dir=/usr/include/ --with-png-dir=/usr/include/</text:span></text:p>
      <text:p text:style-name="Preformatted_20_Text"><text:span text:style-name="Source_20_Text">RUN docker-php-ext-install gd</text:span></text:p>
      <text:p text:style-name="Preformatted_20_Text"/>
      <text:p text:style-name="Preformatted_20_Text"><text:span text:style-name="Source_20_Text"># Install composer</text:span></text:p>
      <text:p text:style-name="Preformatted_20_Text"><text:span text:style-name="Source_20_Text">RUN curl -sS https://getcomposer.org/installer | php -- --install-dir=/usr/local/bin --filename=composer</text:span></text:p>
      <text:p text:style-name="Preformatted_20_Text"/>
      <text:p text:style-name="Preformatted_20_Text"><text:span text:style-name="Source_20_Text"># Add user for laravel application</text:span></text:p>
      <text:p text:style-name="Preformatted_20_Text"><text:span text:style-name="Source_20_Text">RUN groupadd -g 1000 www</text:span></text:p>
      <text:p text:style-name="Preformatted_20_Text"><text:span text:style-name="Source_20_Text">RUN useradd -u 1000 -ms /bin/bash -g www www</text:span></text:p>
      <text:p text:style-name="Preformatted_20_Text"/>
      <text:p text:style-name="Preformatted_20_Text"><text:span text:style-name="Source_20_Text"># Copy existing application directory contents</text:span></text:p>
      <text:p text:style-name="Preformatted_20_Text"><text:span text:style-name="Source_20_Text">COPY . /var/www</text:span></text:p>
      <text:p text:style-name="Preformatted_20_Text"/>
      <text:p text:style-name="Preformatted_20_Text"><text:span text:style-name="Source_20_Text"># Copy existing application directory permissions</text:span></text:p>
      <text:p text:style-name="Preformatted_20_Text"><text:span text:style-name="Source_20_Text">COPY --chown=www:www . /var/www</text:span></text:p>
      <text:p text:style-name="Preformatted_20_Text"/>
      <text:p text:style-name="Preformatted_20_Text"><text:span text:style-name="Source_20_Text"># Change current user to www</text:span></text:p>
      <text:p text:style-name="Preformatted_20_Text"><text:span text:style-name="Source_20_Text">USER www</text:span></text:p>
      <text:p text:style-name="Preformatted_20_Text"/>
      <text:p text:style-name="Preformatted_20_Text"><text:span text:style-name="Source_20_Text"># Expose port 9000 and start php-fpm server</text:span></text:p>
      <text:p text:style-name="Preformatted_20_Text"><text:span text:style-name="Source_20_Text">EXPOSE 9000</text:span></text:p>
      <text:p text:style-name="P1"><text:span text:style-name="Source_20_Text">CMD ["php-fpm"]</text:span></text:p>
      <text:p text:style-name="Text_20_body">First, the Dockerfile creates an image on top of the <text:a xlink:type="simple" xlink:href="https://hub.docker.com/_/php/" text:style-name="Internet_20_link" text:visited-style-name="Visited_20_Internet_20_Link"><text:span text:style-name="Source_20_Text">php:7.4-fpm</text:span></text:a><text:a xlink:type="simple" xlink:href="https://hub.docker.com/_/php/" text:style-name="Internet_20_link" text:visited-style-name="Visited_20_Internet_20_Link"> Docker image</text:a>. This is a Debian-based image that has the PHP FastCGI implementation <text:a xlink:type="simple" xlink:href="https://php-fpm.org/" text:style-name="Internet_20_link" text:visited-style-name="Visited_20_Internet_20_Link">PHP-FPM</text:a> installed. The file also installs the prerequisite packages for Laravel: <text:span text:style-name="Source_20_Text">mcrypt</text:span>, <text:span text:style-name="Source_20_Text">pdo_mysql</text:span>, <text:span text:style-name="Source_20_Text">mbstring</text:span>, and <text:span text:style-name="Source_20_Text">imagick</text:span> with <text:span text:style-name="Source_20_Text">composer</text:span>.</text:p>
      <text:p text:style-name="Text_20_body">The <text:span text:style-name="Source_20_Text">RUN</text:span> directive specifies the commands to update, install, and configure settings inside the container, including creating a dedicated user and group called <text:span text:style-name="Strong_20_Emphasis">www</text:span>. The <text:span text:style-name="Source_20_Text">WORKDIR</text:span> instruction specifies the <text:span text:style-name="Source_20_Text">/var/www</text:span> directory as the working directory for the application.</text:p>
      <text:p text:style-name="Text_20_body">Creating a dedicated user and group with restricted permissions mitigates the inherent vulnerability when running Docker containers, which run by default as <text:span text:style-name="Strong_20_Emphasis">root</text:span>. Instead of running this container as <text:span text:style-name="Strong_20_Emphasis">root</text:span>, you’ve created the <text:span text:style-name="Strong_20_Emphasis">www</text:span> user, who has read/write access to the <text:span text:style-name="Source_20_Text">/var/www</text:span> folder thanks to the <text:span text:style-name="Source_20_Text">COPY</text:span> instruction that you are using with the <text:span text:style-name="Source_20_Text">--chown</text:span> flag to copy the application folder’s permissions.</text:p>
      <text:p text:style-name="Text_20_body"><text:soft-page-break/>Finally, the <text:span text:style-name="Source_20_Text">EXPOSE</text:span> command exposes a port in the container, <text:span text:style-name="Source_20_Text">9000</text:span>, for the <text:span text:style-name="Source_20_Text">php-fpm</text:span> server. <text:span text:style-name="Source_20_Text">CMD</text:span> specifies the command that should run once the container is created. Here, <text:span text:style-name="Source_20_Text">CMD</text:span> specifies <text:span text:style-name="Source_20_Text">"php-fpm"</text:span>, which will start the server.</text:p>
      <text:p text:style-name="Text_20_body">Save the file and exit your editor when you are finished making changes.</text:p>
      <text:p text:style-name="Text_20_body">You can now move on to defining your PHP configuration.</text:p>
      <text:h text:style-name="Heading_20_2" text:outline-level="2"><text:bookmark text:name="step-5-configuring-php"/>Step 5 — Configuring PHP</text:h>
      <text:p text:style-name="Text_20_body">Now that you have defined your infrastructure in the <text:span text:style-name="Source_20_Text">docker-compose</text:span> file, you can configure the PHP service to act as a PHP processor for incoming requests from Nginx.</text:p>
      <text:p text:style-name="Text_20_body">To configure PHP, you will create the <text:span text:style-name="Source_20_Text">local.ini</text:span> file inside the <text:span text:style-name="Source_20_Text">php</text:span> folder. This is the file that you bind-mounted to <text:span text:style-name="Source_20_Text">/usr/local/etc/php/conf.d/local.ini</text:span> inside the container in Step 2. Creating this file will allow you to override the default <text:span text:style-name="Source_20_Text">php.ini</text:span> file that PHP reads when it starts.</text:p>
      <text:p text:style-name="Text_20_body">Create the <text:span text:style-name="Source_20_Text">php</text:span> directory:</text:p>
      <text:p text:style-name="Preformatted_20_Text"><text:span text:style-name="Source_20_Text">mkdir ~/laravel-app/php</text:span></text:p>
      <text:p text:style-name="P1"/>
      <text:p text:style-name="Text_20_body">Next, open the <text:span text:style-name="Source_20_Text">local.ini</text:span> file:</text:p>
      <text:p text:style-name="Preformatted_20_Text"><text:span text:style-name="Source_20_Text">nano ~/laravel-app/php/local.ini</text:span></text:p>
      <text:p text:style-name="P1"/>
      <text:p text:style-name="Text_20_body">To demonstrate how to configure PHP, you’ll add the following code to set size limitations for uploaded files:</text:p>
      <text:p text:style-name="Text_20_body">~/laravel-app/php/local.ini</text:p>
      <text:p text:style-name="Preformatted_20_Text"><text:span text:style-name="Source_20_Text">upload_max_filesize=40M</text:span></text:p>
      <text:p text:style-name="P1"><text:span text:style-name="Source_20_Text">post_max_size=40M</text:span></text:p>
      <text:p text:style-name="Text_20_body">The <text:span text:style-name="Source_20_Text">upload_max_filesize</text:span> and <text:span text:style-name="Source_20_Text">post_max_size</text:span> directives set the maximum allowed size for uploaded files, and demonstrate how you can set <text:span text:style-name="Source_20_Text">php.ini</text:span> configurations from your <text:span text:style-name="Source_20_Text">local.ini</text:span> file. You can put any <text:a xlink:type="simple" xlink:href="https://www.php.net/manual/en/ini.list.php" text:style-name="Internet_20_link" text:visited-style-name="Visited_20_Internet_20_Link">PHP-specific configuration</text:a> that you want to override in the <text:span text:style-name="Source_20_Text">local.ini</text:span> file.</text:p>
      <text:p text:style-name="Text_20_body">Save the file and exit your editor.</text:p>
      <text:p text:style-name="Text_20_body">With your PHP <text:span text:style-name="Source_20_Text">local.ini</text:span> file in place, you can move on to configuring Nginx.</text:p>
      <text:h text:style-name="Heading_20_2" text:outline-level="2"><text:bookmark text:name="step-6-configuring-nginx"/>Step 6 — Configuring Nginx</text:h>
      <text:p text:style-name="Text_20_body">With the PHP service configured, you can modify the Nginx service to use PHP-FPM as the FastCGI server to serve dynamic content. The FastCGI server is based on a binary protocol for interfacing interactive programs with a web server. For more information, please refer to this article on <text:a xlink:type="simple" xlink:href="https://www.digitalocean.com/community/tutorials/understanding-and-implementing-fastcgi-proxying-in-nginx" text:style-name="Internet_20_link" text:visited-style-name="Visited_20_Internet_20_Link">Understanding and Implementing FastCGI Proxying in Nginx</text:a>.</text:p>
      <text:p text:style-name="Text_20_body"><text:soft-page-break/>To configure Nginx, you will create an <text:span text:style-name="Source_20_Text">app.conf</text:span> file with the service configuration in the <text:span text:style-name="Source_20_Text">~/laravel-app/nginx/conf.d/</text:span> folder.</text:p>
      <text:p text:style-name="Text_20_body">First, create the <text:span text:style-name="Source_20_Text">nginx/conf.d/</text:span> directory:</text:p>
      <text:p text:style-name="Preformatted_20_Text"><text:span text:style-name="Source_20_Text">mkdir -p ~/laravel-app/nginx/conf.d</text:span></text:p>
      <text:p text:style-name="P1"/>
      <text:p text:style-name="Text_20_body">Next, create the <text:span text:style-name="Source_20_Text">app.conf</text:span> configuration file:</text:p>
      <text:p text:style-name="Preformatted_20_Text"><text:span text:style-name="Source_20_Text">nano ~/laravel-app/nginx/conf.d/app.conf</text:span></text:p>
      <text:p text:style-name="P1"/>
      <text:p text:style-name="Text_20_body">Add the following code to the file to specify your Nginx configuration:</text:p>
      <text:p text:style-name="Text_20_body">~/laravel-app/nginx/conf.d/app.conf</text:p>
      <text:p text:style-name="Preformatted_20_Text"><text:span text:style-name="Source_20_Text">server {</text:span></text:p>
      <text:p text:style-name="Preformatted_20_Text"><text:span text:style-name="Source_20_Text"><text:s text:c="4"/>listen 80;</text:span></text:p>
      <text:p text:style-name="Preformatted_20_Text"><text:span text:style-name="Source_20_Text"><text:s text:c="4"/>index index.php index.html;</text:span></text:p>
      <text:p text:style-name="Preformatted_20_Text"><text:span text:style-name="Source_20_Text"><text:s text:c="4"/>error_log <text:s/>/var/log/nginx/error.log;</text:span></text:p>
      <text:p text:style-name="Preformatted_20_Text"><text:span text:style-name="Source_20_Text"><text:s text:c="4"/>access_log /var/log/nginx/access.log;</text:span></text:p>
      <text:p text:style-name="Preformatted_20_Text"><text:span text:style-name="Source_20_Text"><text:s text:c="4"/>root /var/www/public;</text:span></text:p>
      <text:p text:style-name="Preformatted_20_Text"><text:span text:style-name="Source_20_Text"><text:s text:c="4"/>location ~ \.php$ {</text:span></text:p>
      <text:p text:style-name="Preformatted_20_Text"><text:span text:style-name="Source_20_Text"><text:s text:c="8"/>try_files $uri =404;</text:span></text:p>
      <text:p text:style-name="Preformatted_20_Text"><text:span text:style-name="Source_20_Text"><text:s text:c="8"/>fastcgi_split_path_info ^(.+\.php)(/.+)$;</text:span></text:p>
      <text:p text:style-name="Preformatted_20_Text"><text:span text:style-name="Source_20_Text"><text:s text:c="8"/>fastcgi_pass app:9000;</text:span></text:p>
      <text:p text:style-name="Preformatted_20_Text"><text:span text:style-name="Source_20_Text"><text:s text:c="8"/>fastcgi_index index.php;</text:span></text:p>
      <text:p text:style-name="Preformatted_20_Text"><text:span text:style-name="Source_20_Text"><text:s text:c="8"/>include fastcgi_params;</text:span></text:p>
      <text:p text:style-name="Preformatted_20_Text"><text:span text:style-name="Source_20_Text"><text:s text:c="8"/>fastcgi_param SCRIPT_FILENAME $document_root$fastcgi_script_name;</text:span></text:p>
      <text:p text:style-name="Preformatted_20_Text"><text:span text:style-name="Source_20_Text"><text:s text:c="8"/>fastcgi_param PATH_INFO $fastcgi_path_info;</text:span></text:p>
      <text:p text:style-name="Preformatted_20_Text"><text:span text:style-name="Source_20_Text"><text:s text:c="4"/>}</text:span></text:p>
      <text:p text:style-name="Preformatted_20_Text"><text:span text:style-name="Source_20_Text"><text:s text:c="4"/>location / {</text:span></text:p>
      <text:p text:style-name="Preformatted_20_Text"><text:span text:style-name="Source_20_Text"><text:s text:c="8"/>try_files $uri $uri/ /index.php?$query_string;</text:span></text:p>
      <text:p text:style-name="Preformatted_20_Text"><text:span text:style-name="Source_20_Text"><text:s text:c="8"/>gzip_static on;</text:span></text:p>
      <text:p text:style-name="Preformatted_20_Text"><text:span text:style-name="Source_20_Text"><text:s text:c="4"/>}</text:span></text:p>
      <text:p text:style-name="P1"><text:span text:style-name="Source_20_Text">}</text:span></text:p>
      <text:p text:style-name="Text_20_body">The <text:a xlink:type="simple" xlink:href="https://www.digitalocean.com/community/tutorials/understanding-nginx-server-and-location-block-selection-algorithms" text:style-name="Internet_20_link" text:visited-style-name="Visited_20_Internet_20_Link">server block</text:a> defines the configuration for the Nginx web server with the following directives:</text:p>
      <text:list xml:id="list197642282" text:style-name="L4">
        <text:list-item>
          <text:p text:style-name="P11"><text:span text:style-name="Source_20_Text">listen</text:span>: This directive defines the port on which the server will listen to incoming requests. </text:p>
        </text:list-item>
        <text:list-item>
          <text:p text:style-name="P11"><text:span text:style-name="Source_20_Text">error_log</text:span> and <text:span text:style-name="Source_20_Text">access_log</text:span>: These directives define the files for writing logs. </text:p>
        </text:list-item>
        <text:list-item>
          <text:p text:style-name="P6"><text:span text:style-name="Source_20_Text">root</text:span>: This directive sets the root folder path, forming the complete path to any requested file on the local file system. </text:p>
        </text:list-item>
      </text:list>
      <text:p text:style-name="Text_20_body">In the <text:span text:style-name="Source_20_Text">php</text:span> location block, the <text:span text:style-name="Source_20_Text">fastcgi_pass</text:span> directive specifies that the <text:span text:style-name="Source_20_Text">app</text:span> service is listening on a TCP socket on port <text:span text:style-name="Source_20_Text">9000</text:span>. This makes the PHP-FPM server listen over the network rather than on a Unix socket. Though a Unix socket has a slight advantage in speed over a TCP socket, it does not have a network protocol and thus skips the network stack. For cases where hosts are located on one machine, a Unix socket may make sense, but in cases where you have services running on different hosts, a TCP socket offers the advantage of allowing you to connect to distributed services. Because your <text:span text:style-name="Source_20_Text">app</text:span> container is running on a different host from your <text:span text:style-name="Source_20_Text">webserver</text:span> container, a TCP socket makes the most sense for your configuration.</text:p>
      <text:p text:style-name="Text_20_body">Save the file and exit your editor when you are finished making changes.</text:p>
      <text:p text:style-name="Text_20_body"><text:soft-page-break/>Thanks to the bind mount you created in Step 2, any changes you make inside the <text:span text:style-name="Source_20_Text">nginx/conf.d/</text:span> folder will be directly reflected inside the <text:span text:style-name="Source_20_Text">webserver</text:span> container.</text:p>
      <text:p text:style-name="Text_20_body">Next, you’ll look at and configure your MySQL settings.</text:p>
      <text:h text:style-name="Heading_20_2" text:outline-level="2"><text:bookmark text:name="step-7-configuring-mysql"/>Step 7 — Configuring MySQL</text:h>
      <text:p text:style-name="Text_20_body">With PHP and Nginx configured, you can enable MySQL to act as the database for your application.</text:p>
      <text:p text:style-name="Text_20_body">To configure MySQL, you will create the <text:span text:style-name="Source_20_Text">my.cnf</text:span> file in the <text:span text:style-name="Source_20_Text">mysql</text:span> folder. This is the file that you bind-mounted to <text:span text:style-name="Source_20_Text">/etc/mysql/my.cnf</text:span> inside the container in Step 2. This bind mount allows you to override the <text:span text:style-name="Source_20_Text">my.cnf</text:span> settings as and when required.</text:p>
      <text:p text:style-name="Text_20_body">To demonstrate how this works, you’ll add settings to the <text:span text:style-name="Source_20_Text">my.cnf</text:span> file that enable the general query log and specify the log file.</text:p>
      <text:p text:style-name="Text_20_body">First, create the <text:span text:style-name="Source_20_Text">mysql</text:span> directory:</text:p>
      <text:p text:style-name="Preformatted_20_Text"><text:span text:style-name="Source_20_Text">mkdir ~/laravel-app/mysql</text:span></text:p>
      <text:p text:style-name="P1"/>
      <text:p text:style-name="Text_20_body">Next, make the <text:span text:style-name="Source_20_Text">my.cnf</text:span> file:</text:p>
      <text:p text:style-name="Preformatted_20_Text"><text:span text:style-name="Source_20_Text">nano ~/laravel-app/mysql/my.cnf</text:span></text:p>
      <text:p text:style-name="P1"/>
      <text:p text:style-name="Text_20_body">In the file, add the following code to enable the query log and set the log file location:</text:p>
      <text:p text:style-name="Text_20_body">~/laravel-app/mysql/my.cnf</text:p>
      <text:p text:style-name="Preformatted_20_Text"><text:span text:style-name="Source_20_Text">[mysqld]</text:span></text:p>
      <text:p text:style-name="Preformatted_20_Text"><text:span text:style-name="Source_20_Text">general_log = 1</text:span></text:p>
      <text:p text:style-name="P1"><text:span text:style-name="Source_20_Text">general_log_file = /var/lib/mysql/general.log</text:span></text:p>
      <text:p text:style-name="Text_20_body">This <text:span text:style-name="Source_20_Text">my.cnf</text:span> file enables logs, defining the <text:span text:style-name="Source_20_Text">general_log</text:span> setting as <text:span text:style-name="Source_20_Text">1</text:span> to allow general logs. The <text:span text:style-name="Source_20_Text">general_log_file</text:span> setting specifies where the logs will be stored.</text:p>
      <text:p text:style-name="Text_20_body">Save the file and exit your editor.</text:p>
      <text:p text:style-name="Text_20_body">Your next step will be to start the containers.</text:p>
      <text:h text:style-name="Heading_20_2" text:outline-level="2"><text:bookmark text:name="step-8-modifying-environment-settings-and-running-the-containers"/>Step 8 — Modifying Environment Settings and Running the Containers</text:h>
      <text:p text:style-name="Text_20_body">Now that you have defined all of your services in your <text:span text:style-name="Source_20_Text">docker-compose</text:span> file and created the configuration files for these services, you can start the containers. As a final step, though, you will make a copy of the <text:span text:style-name="Source_20_Text">.env.example</text:span> file that Laravel includes by default and name the copy <text:span text:style-name="Source_20_Text">.env</text:span>, which is the file Laravel expects to define its environment:</text:p>
      <text:p text:style-name="Preformatted_20_Text"><text:span text:style-name="Source_20_Text">cp .env.example .env</text:span></text:p>
      <text:p text:style-name="P1"/>
      <text:p text:style-name="Text_20_body">You can now modify the <text:span text:style-name="Source_20_Text">.env</text:span> file on the <text:span text:style-name="Source_20_Text">app</text:span> container to include specific details about your setup.</text:p>
      <text:p text:style-name="Text_20_body"><text:soft-page-break/>Open the file using <text:span text:style-name="Source_20_Text">nano</text:span> or your text editor of choice:</text:p>
      <text:p text:style-name="Preformatted_20_Text"><text:span text:style-name="Source_20_Text">nano .env</text:span></text:p>
      <text:p text:style-name="P1"/>
      <text:p text:style-name="Text_20_body">Find the block that specifies <text:span text:style-name="Source_20_Text">DB_CONNECTION</text:span> and update it to reflect the specifics of your setup. You will modify the following fields:</text:p>
      <text:list xml:id="list3055600979" text:style-name="L5">
        <text:list-item>
          <text:p text:style-name="P12"><text:span text:style-name="Source_20_Text">DB_HOST</text:span> will be your database container. </text:p>
        </text:list-item>
        <text:list-item>
          <text:p text:style-name="P12"><text:span text:style-name="Source_20_Text">DB_DATABASE</text:span> will be the database. </text:p>
        </text:list-item>
        <text:list-item>
          <text:p text:style-name="P12"><text:span text:style-name="Source_20_Text">DB_USERNAME</text:span> will be the username you will use for your database. In this case, you will use . </text:p>
        </text:list-item>
        <text:list-item>
          <text:p text:style-name="P7"><text:span text:style-name="Source_20_Text">DB_PASSWORD</text:span> will be the secure password you would like to use for this user account. </text:p>
        </text:list-item>
      </text:list>
      <text:p text:style-name="Text_20_body">/var/www/.env</text:p>
      <text:p text:style-name="Preformatted_20_Text"><text:span text:style-name="Source_20_Text">DB_CONNECTION=mysql</text:span></text:p>
      <text:p text:style-name="Preformatted_20_Text"><text:span text:style-name="Source_20_Text">DB_HOST=db</text:span></text:p>
      <text:p text:style-name="Preformatted_20_Text"><text:span text:style-name="Source_20_Text">DB_PORT=3306</text:span></text:p>
      <text:p text:style-name="Preformatted_20_Text"><text:span text:style-name="Source_20_Text">DB_DATABASE=laravel</text:span></text:p>
      <text:p text:style-name="Preformatted_20_Text"><text:span text:style-name="Source_20_Text">DB_USERNAME=laraveluser</text:span></text:p>
      <text:p text:style-name="P1"><text:span text:style-name="Source_20_Text">DB_PASSWORD=your_laravel_db_password</text:span></text:p>
      <text:p text:style-name="Text_20_body">Save your changes and exit your editor.</text:p>
      <text:p text:style-name="Text_20_body">With all of your services defined in your <text:span text:style-name="Source_20_Text">docker-compose</text:span> file, use the following single command to start all of the containers, create the volumes, and set up and connect the networks:</text:p>
      <text:p text:style-name="Preformatted_20_Text"><text:span text:style-name="Source_20_Text">docker-compose up -d</text:span></text:p>
      <text:p text:style-name="P1"/>
      <text:p text:style-name="Text_20_body">When you run <text:span text:style-name="Source_20_Text">docker-compose up</text:span> for the first time, it will download all of the necessary Docker images, which might take a while. Once the images are downloaded and stored in your local machine, Compose will create your containers. The <text:span text:style-name="Source_20_Text">-d</text:span> flag daemonizes the process, running your containers in the background.</text:p>
      <text:p text:style-name="Text_20_body">Once the process is complete, use the following command to list all of the running containers:</text:p>
      <text:p text:style-name="Preformatted_20_Text"><text:span text:style-name="Source_20_Text">docker ps</text:span></text:p>
      <text:p text:style-name="P1"/>
      <text:p text:style-name="Text_20_body">You will see the following output with details about your <text:span text:style-name="Source_20_Text">app</text:span>, <text:span text:style-name="Source_20_Text">webserver</text:span>, and containers:</text:p>
      <text:p text:style-name="Preformatted_20_Text"><text:span text:style-name="Source_20_Text">Output</text:span></text:p>
      <text:p text:style-name="Preformatted_20_Text"><text:span text:style-name="Source_20_Text">CONTAINER ID <text:s text:c="7"/>NAMES <text:s text:c="14"/>IMAGE <text:s text:c="28"/>STATUS <text:s text:c="13"/>PORTS</text:span></text:p>
      <text:p text:style-name="Preformatted_20_Text"><text:span text:style-name="Source_20_Text">c31b7b3251e0 <text:s text:c="7"/>db <text:s text:c="17"/>mysql:5.7.22 <text:s text:c="21"/>Up 2 seconds <text:s text:c="7"/>0.0.0.0:3306-&gt;3306/tcp</text:span></text:p>
      <text:p text:style-name="Preformatted_20_Text"><text:span text:style-name="Source_20_Text">ed5a69704580 <text:s text:c="7"/>app <text:s text:c="16"/>digitalocean.com/php <text:s text:c="13"/>Up 2 seconds <text:s text:c="7"/>9000/tcp</text:span></text:p>
      <text:p text:style-name="P1"><text:span text:style-name="Source_20_Text">5ce4ee31d7c0 <text:s text:c="7"/>webserver <text:s text:c="10"/>nginx:alpine <text:s text:c="21"/>Up 2 seconds <text:s text:c="7"/>0.0.0.0:80-&gt;80/tcp, 0.0.0.0:443-&gt;443/tcp</text:span></text:p>
      <text:p text:style-name="Text_20_body">The <text:span text:style-name="Source_20_Text">CONTAINER ID</text:span> in this output is a unique identifier for each container, while <text:span text:style-name="Source_20_Text">NAMES</text:span> lists the service name associated with each. You can use both of these identifiers to access the containers. <text:soft-page-break/><text:span text:style-name="Source_20_Text">IMAGE</text:span> defines the image name for each container, while <text:span text:style-name="Source_20_Text">STATUS</text:span> provides information about the container’s state: whether it’s running, restarting, or stopped.</text:p>
      <text:p text:style-name="Text_20_body">You’ll now use <text:span text:style-name="Source_20_Text">docker-compose exec</text:span> to set the application key for the Laravel application. The <text:span text:style-name="Source_20_Text">docker-compose exec</text:span> command allows you to run specific commands in containers.</text:p>
      <text:p text:style-name="Text_20_body">The following command will generate a key and copy it to your <text:span text:style-name="Source_20_Text">.env</text:span> file, ensuring that your user sessions and encrypted data remain secure:</text:p>
      <text:p text:style-name="Preformatted_20_Text"><text:span text:style-name="Source_20_Text">docker-compose exec app php artisan key:generate</text:span></text:p>
      <text:p text:style-name="P1"/>
      <text:p text:style-name="Text_20_body">You now have the environment settings required to run your application. To cache these settings into a file, which will boost your application’s load speed, run:</text:p>
      <text:p text:style-name="Preformatted_20_Text"><text:span text:style-name="Source_20_Text">docker-compose exec app php artisan config:cache</text:span></text:p>
      <text:p text:style-name="P1"/>
      <text:p text:style-name="Text_20_body">Your configuration settings will be loaded into <text:span text:style-name="Source_20_Text">/var/www/bootstrap/cache/config.php</text:span> on the container.</text:p>
      <text:p text:style-name="Text_20_body">As a final step, visit <text:span text:style-name="Source_20_Text">http://</text:span> in the browser. You will see the following home page for your Laravel application:</text:p>
      <text:p text:style-name="Text_20_body"/>
      <text:p text:style-name="Text_20_body">With your containers running and your configuration information in place, you can move on to configuring your user information for the database on the container.</text:p>
      <text:h text:style-name="Heading_20_2" text:outline-level="2"><text:bookmark text:name="step-9-creating-a-user-for-mysql"/>Step 9 — Creating a User for MySQL</text:h>
      <text:p text:style-name="Text_20_body">The default MySQL installation only creates the <text:span text:style-name="Strong_20_Emphasis">root</text:span> administrative account, which has unlimited privileges on the database server. In general, it’s better to avoid using the <text:span text:style-name="Strong_20_Emphasis">root</text:span> administrative account when interacting with the database. Instead, let’s create a dedicated database user for your application’s Laravel database.</text:p>
      <text:p text:style-name="Text_20_body">To create a new user, execute an interactive bash shell on the container with <text:span text:style-name="Source_20_Text">docker-compose exec</text:span>:</text:p>
      <text:p text:style-name="Preformatted_20_Text"><text:span text:style-name="Source_20_Text">docker-compose exec db bash</text:span></text:p>
      <text:p text:style-name="P1"/>
      <text:p text:style-name="Text_20_body">Inside the container, log into the MySQL <text:span text:style-name="Strong_20_Emphasis">root</text:span> administrative account:</text:p>
      <text:p text:style-name="Preformatted_20_Text"><text:span text:style-name="Source_20_Text">mysql -u root -p</text:span></text:p>
      <text:p text:style-name="P1"/>
      <text:p text:style-name="Text_20_body">You will be prompted for the password you set for the MySQL <text:span text:style-name="Strong_20_Emphasis">root</text:span> account during installation in your <text:span text:style-name="Source_20_Text">docker-compose</text:span> file.</text:p>
      <text:p text:style-name="Text_20_body">Start by checking for the database called , which you defined in your <text:span text:style-name="Source_20_Text">docker-compose</text:span> file. Run the <text:span text:style-name="Source_20_Text">show databases</text:span> command to check for existing databases:</text:p>
      <text:p text:style-name="Preformatted_20_Text"><text:span text:style-name="Source_20_Text">show databases;</text:span></text:p>
      <text:p text:style-name="P1"/>
      <text:p text:style-name="Text_20_body"><text:soft-page-break/>You will see the database listed in the output:</text:p>
      <text:p text:style-name="Preformatted_20_Text"><text:span text:style-name="Source_20_Text">Output</text:span></text:p>
      <text:p text:style-name="Preformatted_20_Text"><text:span text:style-name="Source_20_Text">+--------------------+</text:span></text:p>
      <text:p text:style-name="Preformatted_20_Text"><text:span text:style-name="Source_20_Text">| Database <text:s text:c="10"/>|</text:span></text:p>
      <text:p text:style-name="Preformatted_20_Text"><text:span text:style-name="Source_20_Text">+--------------------+</text:span></text:p>
      <text:p text:style-name="Preformatted_20_Text"><text:span text:style-name="Source_20_Text">| information_schema |</text:span></text:p>
      <text:p text:style-name="Preformatted_20_Text"><text:span text:style-name="Source_20_Text">| laravel <text:s text:c="5"/>|</text:span></text:p>
      <text:p text:style-name="Preformatted_20_Text"><text:span text:style-name="Source_20_Text">| mysql <text:s text:c="13"/>|</text:span></text:p>
      <text:p text:style-name="Preformatted_20_Text"><text:span text:style-name="Source_20_Text">| performance_schema |</text:span></text:p>
      <text:p text:style-name="Preformatted_20_Text"><text:span text:style-name="Source_20_Text">| sys <text:s text:c="15"/>|</text:span></text:p>
      <text:p text:style-name="Preformatted_20_Text"><text:span text:style-name="Source_20_Text">+--------------------+</text:span></text:p>
      <text:p text:style-name="P1"><text:span text:style-name="Source_20_Text">5 rows in set (0.00 sec)</text:span></text:p>
      <text:p text:style-name="Text_20_body">Next, create the user account that will be allowed to access this database. Your username will be , though you can replace this with another name if you’d prefer. Just be sure that your username and password here match the details you set in your <text:span text:style-name="Source_20_Text">.env</text:span> file in the previous step:</text:p>
      <text:p text:style-name="Preformatted_20_Text"><text:span text:style-name="Source_20_Text">GRANT ALL ON laravel.* TO 'laraveluser'@'%' IDENTIFIED BY 'your_laravel_db_password';</text:span></text:p>
      <text:p text:style-name="P1"/>
      <text:p text:style-name="Text_20_body">Flush the privileges to notify the MySQL server of the changes:</text:p>
      <text:p text:style-name="Preformatted_20_Text"><text:span text:style-name="Source_20_Text">FLUSH PRIVILEGES;</text:span></text:p>
      <text:p text:style-name="P1"/>
      <text:p text:style-name="Text_20_body">Exit MySQL:</text:p>
      <text:p text:style-name="Preformatted_20_Text"><text:span text:style-name="Source_20_Text">EXIT;</text:span></text:p>
      <text:p text:style-name="P1"/>
      <text:p text:style-name="Text_20_body">Finally, exit the container:</text:p>
      <text:p text:style-name="Preformatted_20_Text"><text:span text:style-name="Source_20_Text">exit</text:span></text:p>
      <text:p text:style-name="P1"/>
      <text:p text:style-name="Text_20_body">You have configured the user account for your Laravel application database and are ready to migrate your data and work with the Tinker console.</text:p>
      <text:h text:style-name="Heading_20_2" text:outline-level="2"><text:bookmark text:name="step-10-migrating-data-and-working-with-the-tinker-console"/>Step 10 — Migrating Data and Working with the Tinker Console</text:h>
      <text:p text:style-name="Text_20_body">With your application running, you can migrate your data and experiment with the <text:span text:style-name="Source_20_Text">tinker</text:span> command, which will initiate a <text:a xlink:type="simple" xlink:href="http://psysh.org/" text:style-name="Internet_20_link" text:visited-style-name="Visited_20_Internet_20_Link"><text:span text:style-name="Emphasis">PsySH</text:span></text:a> console with Laravel preloaded. PsySH is a runtime developer console and interactive debugger for PHP, and Tinker is a <text:a xlink:type="simple" xlink:href="https://www.digitalocean.com/community/tutorials/what-is-repl" text:style-name="Internet_20_link" text:visited-style-name="Visited_20_Internet_20_Link">REPL</text:a> specifically for Laravel. Using the <text:span text:style-name="Source_20_Text">tinker</text:span> command will allow you to interact with your Laravel application from the command line in an interactive shell.</text:p>
      <text:p text:style-name="Text_20_body">First, test the connection to MySQL by running the Laravel <text:span text:style-name="Source_20_Text">artisan migrate</text:span> command, which creates a <text:span text:style-name="Source_20_Text">migrations</text:span> table in the database from inside the container:</text:p>
      <text:p text:style-name="Preformatted_20_Text"><text:span text:style-name="Source_20_Text">docker-compose exec app php artisan migrate</text:span></text:p>
      <text:p text:style-name="P1"/>
      <text:p text:style-name="Text_20_body"><text:soft-page-break/>This command will migrate the default Laravel tables. The output confirming the migration will look like this:</text:p>
      <text:p text:style-name="Preformatted_20_Text"><text:span text:style-name="Source_20_Text">Output</text:span></text:p>
      <text:p text:style-name="Preformatted_20_Text"/>
      <text:p text:style-name="Preformatted_20_Text"><text:span text:style-name="Source_20_Text">Migration table created successfully.</text:span></text:p>
      <text:p text:style-name="Preformatted_20_Text"><text:span text:style-name="Source_20_Text">Migrating: 2014_10_12_000000_create_users_table</text:span></text:p>
      <text:p text:style-name="Preformatted_20_Text"><text:span text:style-name="Source_20_Text">Migrated: <text:s/>2014_10_12_000000_create_users_table</text:span></text:p>
      <text:p text:style-name="Preformatted_20_Text"><text:span text:style-name="Source_20_Text">Migrating: 2014_10_12_100000_create_password_resets_table</text:span></text:p>
      <text:p text:style-name="P1"><text:span text:style-name="Source_20_Text">Migrated: <text:s/>2014_10_12_100000_create_password_resets_table</text:span></text:p>
      <text:p text:style-name="Text_20_body">Once the migration is complete, you can run a query to check if you are properly connected to the database using the <text:span text:style-name="Source_20_Text">tinker</text:span> command:</text:p>
      <text:p text:style-name="Preformatted_20_Text"><text:span text:style-name="Source_20_Text">docker-compose exec app php artisan tinker</text:span></text:p>
      <text:p text:style-name="P1"/>
      <text:p text:style-name="Text_20_body">Test the MySQL connection by getting the data you just migrated:</text:p>
      <text:p text:style-name="Preformatted_20_Text"><text:span text:style-name="Source_20_Text">\DB::table('migrations')-&gt;get();</text:span></text:p>
      <text:p text:style-name="P1"/>
      <text:p text:style-name="Text_20_body">You will see output that looks like this:</text:p>
      <text:p text:style-name="Preformatted_20_Text"><text:span text:style-name="Source_20_Text">Output</text:span></text:p>
      <text:p text:style-name="Preformatted_20_Text"><text:span text:style-name="Source_20_Text">=&gt; Illuminate\Support\Collection {#2856</text:span></text:p>
      <text:p text:style-name="Preformatted_20_Text"><text:span text:style-name="Source_20_Text"><text:s text:c="5"/>all: [</text:span></text:p>
      <text:p text:style-name="Preformatted_20_Text"><text:span text:style-name="Source_20_Text"><text:s text:c="7"/>{#2862</text:span></text:p>
      <text:p text:style-name="Preformatted_20_Text"><text:span text:style-name="Source_20_Text"><text:s text:c="9"/>+"id": 1,</text:span></text:p>
      <text:p text:style-name="Preformatted_20_Text"><text:span text:style-name="Source_20_Text"><text:s text:c="9"/>+"migration": "2014_10_12_000000_create_users_table",</text:span></text:p>
      <text:p text:style-name="Preformatted_20_Text"><text:span text:style-name="Source_20_Text"><text:s text:c="9"/>+"batch": 1,</text:span></text:p>
      <text:p text:style-name="Preformatted_20_Text"><text:span text:style-name="Source_20_Text"><text:s text:c="7"/>},</text:span></text:p>
      <text:p text:style-name="Preformatted_20_Text"><text:span text:style-name="Source_20_Text"><text:s text:c="7"/>{#2865</text:span></text:p>
      <text:p text:style-name="Preformatted_20_Text"><text:span text:style-name="Source_20_Text"><text:s text:c="9"/>+"id": 2,</text:span></text:p>
      <text:p text:style-name="Preformatted_20_Text"><text:span text:style-name="Source_20_Text"><text:s text:c="9"/>+"migration": "2014_10_12_100000_create_password_resets_table",</text:span></text:p>
      <text:p text:style-name="Preformatted_20_Text"><text:span text:style-name="Source_20_Text"><text:s text:c="9"/>+"batch": 1,</text:span></text:p>
      <text:p text:style-name="Preformatted_20_Text"><text:span text:style-name="Source_20_Text"><text:s text:c="7"/>},</text:span></text:p>
      <text:p text:style-name="Preformatted_20_Text"><text:span text:style-name="Source_20_Text"><text:s text:c="5"/>],</text:span></text:p>
      <text:p text:style-name="P1"><text:span text:style-name="Source_20_Text"><text:s text:c="3"/>}</text:span></text:p>
      <text:p text:style-name="Text_20_body">You can use <text:span text:style-name="Source_20_Text">tinker</text:span> to interact with your databases and to experiment with services and models.</text:p>
      <text:p text:style-name="Text_20_body">With your Laravel application in place, you are ready for further development and experimentation.</text:p>
      <text:h text:style-name="Heading_20_2" text:outline-level="2"><text:bookmark text:name="conclusion"/>Conclusion</text:h>
      <text:p text:style-name="Text_20_body">You now have a LEMP stack application running on your server, which you’ve tested by accessing the Laravel welcome page and creating MySQL database migrations. Key to the simplicity of this installation is Docker Compose, which allows you to create a group of Docker containers, defined in a single file, with a single command.</text:p>
      <text:p text:style-name="Standard"><text:a xlink:type="simple" xlink:href="https://www.digitalocean.com/community/tutorials/how-to-set-up-laravel-nginx-and-mysql-with-docker-compose-on-ubuntu-20-04" text:style-name="Internet_20_link" text:visited-style-name="Visited_20_Internet_20_Link">https://www.digitalocean.com/community/tutorials/how-to-set-up-laravel-nginx-and-mysql-with-docker-compose-on-ubuntu-20-04</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18:42:46.803965193</meta:creation-date>
    <dc:date>2022-03-18T09:33:24.746148880</dc:date>
    <meta:editing-duration>PT1M10S</meta:editing-duration>
    <meta:editing-cycles>2</meta:editing-cycles>
    <meta:generator>LibreOffice/6.4.7.2$Linux_X86_64 LibreOffice_project/40$Build-2</meta:generator>
    <meta:document-statistic meta:table-count="0" meta:image-count="0" meta:object-count="0" meta:page-count="15" meta:paragraph-count="443" meta:word-count="3885" meta:character-count="27077" meta:non-whitespace-character-count="22621"/>
  </office:meta>
</office:document-meta>
</file>